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30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M. R. Miller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17 October 1876</text:p>
      <text:p text:style-name="P6">Month<text:tab/><text:tab/><text:tab/><text:tab/><text:tab/><text:tab/>October</text:p>
      <text:p text:style-name="P6">Year<text:tab/><text:tab/><text:tab/><text:tab/><text:tab/><text:tab/>1876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ennsylvania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301 S. Eighth st/</text:span></text:p>
      <text:p text:style-name="P4"><text:span text:style-name="T1">Philadelphia, Oct. 17, 1876./</text:span></text:p>
      <text:p text:style-name="P2"><text:span text:style-name="T1"><text:tab/>Rev. S. Morais:/</text:span></text:p>
      <text:p text:style-name="P2"><text:span text:style-name="T1"><text:tab/><text:tab/>Dear Sir,/</text:span></text:p>
      <text:p text:style-name="P2"><text:span text:style-name="T1"><text:tab/><text:tab/><text:tab/>Our conversation last/ sunday[sic] evening impressed me, and I was/ thinking of it all through the night. <text:s/>If the/ death of Socrates affected people very tenderly/ and caused them to be at variance, it would/ be very appropriate advice to let the subject/ alone, and not admit it into public discus=/sion. <text:s/>Or, if the Methodists were trying/ to prejudice the public against Calvinism,/ and were constantly bringing the charge against/ Calvin that he persecuted Servetus, and that/ Servetus died a martyr from the cruel perse=/cution of Calvin, and if they were thus driving/ the wedge of exasperated separation among/ Christians, it seems to me that Calvinists/ ought not to object to the hearing of all the/ testimony that can be adduced on the sub=/ject, but at the same time they might say/</text:span></text:p>
      <text:p text:style-name="P2"><text:span text:style-name="T1"/></text:p>
      <text:p text:style-name="P2"><text:span text:style-name="T1">[Page 2]</text:span></text:p>
      <text:p text:style-name="P2"><text:span text:style-name="T1">that Calvin was only a fallible man, and/ that if he was wrong on the subject of religi=/ous toleration he might be right on a thou=/sand more important points—that this is/ an old question, what part Calvin had in the/ burning of Servetus? and that it ought not/ now to have any influence on any man's/ faith or life, and that for the sake of peace/ and mutual good will, it is best now to/ let the question sleep./</text:span></text:p>
      <text:p text:style-name="P2"><text:span text:style-name="T1"><text:tab/>But this, as it appears to me,/ can not be said of the crucifixion of Jesus./ <text:s/>Thousands feel that their own eternal/ life is inseparably connected with the question/ whether Jesus was worthy of death? <text:s/>It is in-/finitely far from being a question of the/ past, in which the present living ages need/ not take any special practical interest, Why/ Jesus was hung? <text:s/>Hence it appears to me/ highly appropriate when we find the doctors/ of the Talmud giving essentially the same/ account of the charge against Jesus that/ is given in the New Testament, to bring them/</text:span></text:p>
      <text:p text:style-name="P2"><text:span text:style-name="T1"/></text:p>
      <text:p text:style-name="P2"><text:span text:style-name="T1">[Page 3]</text:span></text:p>
      <text:p text:style-name="P2"><text:span text:style-name="T1">into court as witnesses and give their/ testimony the value it deserves. <text:s/>This is all/ that I attempted to do. <text:s/>I tried to do this work/ fairly. <text:s/>Silence is not always the best means/ for the establishment of peace: in many in-/stances the only thing that establishes peace/ is a full and fair investigation. <text:s/>Christians/ have the right to say in the face of Renau/ and others that the witness of the Talmud/ is against them./</text:span></text:p>
      <text:p text:style-name="P2"><text:span text:style-name="T1"><text:tab/>Remember further, that I did not/ cite these evidences from the Talmud as against/ the Jews, but rather </text:span><text:span text:style-name="T2">as being on the side of</text:span><text:span text:style-name="T3">/ </text:span><text:span text:style-name="T2">the truth of the New Testament</text:span><text:span text:style-name="T3">./</text:span></text:p>
      <text:p text:style-name="P2"><text:span text:style-name="T3"><text:tab/>I expect to leave Philadelphia/ this week, and I will be pleased to see you/ before I leave./</text:span></text:p>
      <text:p text:style-name="P2"><text:span text:style-name="T3"><text:tab/><text:tab/><text:tab/><text:tab/><text:tab/>I remain/</text:span></text:p>
      <text:p text:style-name="P2"><text:span text:style-name="T3"><text:tab/><text:tab/><text:tab/><text:tab/><text:tab/><text:tab/>Yours very truly/</text:span></text:p>
      <text:p text:style-name="P2"><text:span text:style-name="T3"><text:tab/><text:tab/><text:tab/><text:tab/><text:tab/><text:tab/><text:tab/><text:tab/>M. R. Mille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09:46:50</meta:creation-date>
    <dc:date>2009-05-28T09:57:12</dc:date>
    <dc:language>en-US</dc:language>
    <meta:editing-cycles>2</meta:editing-cycles>
    <meta:editing-duration>PT10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6" meta:word-count="633" meta:character-count="3896"/>
  </office:meta>
</office:document-meta>
</file>